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000000136D4703735.jpg"/>
  <manifest:file-entry manifest:media-type="image/jpeg" manifest:full-path="Pictures/10000000000009AC0000019404B1292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Franklin Gothic Medium" fo:font-size="10pt" fo:language="ru" fo:country="RU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Preformatted_20_Text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.499cm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Preformatted_20_Text" style:list-style-name="WW8Num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РАСПОРЯЖЕНИЕ</text:span><text:span text:style-name="T2"> №3</text:span></text:p>
      <text:p text:style-name="P4">15.07.2011г </text:p>
      <text:p text:style-name="P4"/>
      <text:p text:style-name="P5">О программе <text:s/>«контроль качества»</text:p>
      <text:p text:style-name="P7"/>
      <text:p text:style-name="P3"><text:s text:c="3"/>В целях улучшения работы компании с 15 июля 2011 на регулярной основе вводится проверка качества работы подразделений, в связи с этим:</text:p>
      <text:p text:style-name="P2"/>
      <text:p text:style-name="P3">Назначаю:</text:p>
      <text:p text:style-name="P2"/>
      <text:list xml:id="list704298895" text:style-name="WW8Num1">
        <text:list-item>
          <text:p text:style-name="P10">Ответственным <text:s/>за проведение программы контроля качества по «чек-листу» назначается <text:s/>Кутырь В.Б. </text:p>
        </text:list-item>
        <text:list-item>
          <text:p text:style-name="P10">В срок до 20 июля 2011 года разработать план-график задействования сотрудников компании в данной программе. Ответственный — Кутырь В.Б.</text:p>
        </text:list-item>
        <text:list-item>
          <text:p text:style-name="P10">Подразделения участвующие в данной программе:</text:p>
        </text:list-item>
      </text:list>
      <text:p text:style-name="P3"/>
      <text:p text:style-name="P3">а) категорийные менеджеры — 4 проверки в месяц</text:p>
      <text:p text:style-name="P3">б) маркетинг и реклама — 4 проверки в месяц</text:p>
      <text:p text:style-name="P3">в) секретариат и отдел персонала — 4 проверки в месяц</text:p>
      <text:p text:style-name="P3">г) склад и логистика — 8 проверок в месяц</text:p>
      <text:p text:style-name="P3">д) КРО — 8 проверок в месяц</text:p>
      <text:p text:style-name="P2"/>
      <text:list xml:id="list569583227" text:continue-numbering="true" text:style-name="WW8Num1">
        <text:list-item>
          <text:p text:style-name="P10">Сотрудники участвующие в проверке по программе «чек-лист» обязаны в установленные заданием сроки провести мероприятия по проверке качества работы компании <text:s/>и не позднее 10 часов утра следующего дня доложить о результатах проверки Кутырь В.Б. (в его отсутствие помощнику)</text:p>
        </text:list-item>
        <text:list-item>
          <text:p text:style-name="P10">По результатом проводимых проверок не позднее 5 числа прошедшего месяца представлять на имя Генерального директора «Аналитическую записку» по результатам проведенных мероприятий.</text:p>
        </text:list-item>
        <text:list-item>
          <text:p text:style-name="P10">Контроль за исполнением данного распоряжения оставляю за собой.</text:p>
        </text:list-item>
      </text:list>
      <text:p text:style-name="P2"/>
      <text:p text:style-name="P2"/>
      <text:p text:style-name="Standard">Генеральный директор: Парфенов В.В.</text:p>
      <text:p text:style-name="Standard"/>
      <text:p text:style-name="Standard"/>
      <text:p text:style-name="Standard">Подпись исполнителей: <text:s/>Аграновский А.В.</text:p>
      <text:p text:style-name="Standard"><text:s text:c="42"/>Пикалева Э.В.</text:p>
      <text:p text:style-name="Standard"><text:s text:c="42"/>Ильина Т.А.</text:p>
      <text:p text:style-name="Standard"><text:s text:c="42"/>Дмитриев А.П.</text:p>
      <text:p text:style-name="Standard"><text:s text:c="42"/>Созинов Э.Б.</text:p>
      <text:p text:style-name="Standard"><text:s text:c="42"/>Юргелевич М. С.</text:p>
      <text:p text:style-name="Standard"><text:s text:c="42"/>Кутырь В.Б.</text:p>
      <text:p text:style-name="Standard"><text:s text:c="4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Franklin Gothic Medium" fo:font-size="10pt" fo:language="ru" fo:country="RU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17cm" fo:margin-bottom="1.27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22cm" fo:margin-left="0cm" fo:margin-right="0cm" fo:margin-bottom="3.023cm" style:dynamic-spacing="true"/>
      </style:header-style>
      <style:footer-style>
        <style:header-footer-properties fo:min-height="0.736cm" fo:margin-left="0cm" fo:margin-right="0cm" fo:margin-top="0.63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39cm" fo:margin-bottom="2.006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2" text:anchor-type="char" svg:y="0cm" svg:width="18.671cm" svg:height="2.57cm" draw:z-index="0"><draw:image xlink:href="Pictures/10000000000008A000000136D4703735.jpg" xlink:type="simple" xlink:show="embed" xlink:actuate="onLoad"/></draw:frame></text:p>
      </style:header>
      <style:footer>
        <text:p text:style-name="Standard"><draw:frame draw:style-name="Mfr1" draw:name="Графический объект1" text:anchor-type="char" svg:y="-1.663cm" svg:width="20.948cm" svg:height="3.408cm" draw:z-index="1"><draw:image xlink:href="Pictures/10000000000009AC0000019404B12924.jp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5T17:38:35.07</meta:creation-date>
    <meta:editing-cycles>2</meta:editing-cycles>
    <meta:editing-duration>PT00H02M05S</meta:editing-duration>
    <dc:date>2011-07-15T17:40:39.34</dc:date>
    <meta:generator>OpenOffice.org/3.2$Linux OpenOffice.org_project/320m12$Build-9483</meta:generator>
    <meta:document-statistic meta:table-count="0" meta:image-count="2" meta:object-count="0" meta:page-count="1" meta:paragraph-count="25" meta:word-count="201" meta:character-count="1658"/>
  </office:meta>
</office:document-meta>
</file>